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7EC0D42187351CB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ea9f" officeooo:paragraph-rsid="001bea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</text:p>
      <text:p text:style-name="P1"><draw:frame draw:style-name="fr1" draw:name="Imagen1" text:anchor-type="paragraph" svg:width="12.972cm" svg:height="13.794cm" draw:z-index="0"><draw:image xlink:href="Pictures/10000201000002580000027EC0D42187351CB6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47:22.836910826</meta:creation-date>
    <dc:date>2017-02-14T13:58:41.625571504</dc:date>
    <meta:editing-duration>PT1M8S</meta:editing-duration>
    <meta:editing-cycles>1</meta:editing-cycles>
    <meta:document-statistic meta:table-count="0" meta:image-count="1" meta:object-count="0" meta:page-count="1" meta:paragraph-count="1" meta:word-count="1" meta:character-count="2" meta:non-whitespace-character-count="2"/>
    <meta:generator>LibreOffice/5.1.6.2.0$Linux_X86_64 LibreOffice_project/10$Build-2</meta:generator>
  </office:meta>
</office:document-meta>
</file>